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40000007DCFDB88014.jpg" manifest:media-type=""/>
  <manifest:file-entry manifest:full-path="Pictures/100002010000012C0000017F28D270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draw:stroke="solid" svg:stroke-width="0.152cm" svg:stroke-color="#c5000b" draw:marker-start-width="0.427cm" draw:marker-end="" draw:marker-end-width="0.427cm" svg:stroke-linecap="round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52cm" svg:stroke-color="#000000" draw:marker-start-width="0.427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5cm" fo:min-width="0cm"/>
    </style:style>
    <style:style style:name="gr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0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solid" svg:stroke-width="0.152cm" svg:stroke-color="#0084d1" draw:marker-start-width="0.427cm" draw:marker-end="" draw:marker-end-width="0.427cm" svg:stroke-linecap="round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152cm" svg:stroke-color="#000000" draw:marker-start-width="0.427cm" draw:marker-end-width="0.427cm" draw:fill="solid" draw:fill-color="#0084d1" draw:textarea-horizontal-align="justify" draw:textarea-vertical-align="middle" draw:auto-grow-height="fals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065cm" svg:y1="6.013cm" svg:x2="13.065cm" svg:y2="4.87cm">
          <text:p/>
        </draw:line>
        <draw:line draw:style-name="gr1" draw:text-style-name="P1" draw:layer="layout" svg:x1="9.89cm" svg:y1="6.013cm" svg:x2="9.89cm" svg:y2="4.87cm">
          <text:p/>
        </draw:line>
        <draw:line draw:style-name="gr1" draw:text-style-name="P1" draw:layer="layout" svg:x1="16.24cm" svg:y1="7.37cm" svg:x2="16.24cm" svg:y2="6.227cm">
          <text:p/>
        </draw:line>
        <draw:line draw:style-name="gr1" draw:text-style-name="P1" draw:layer="layout" svg:x1="5.445cm" svg:y1="7.41cm" svg:x2="5.445cm" svg:y2="6.267cm">
          <text:p/>
        </draw:line>
        <draw:line draw:style-name="gr2" draw:text-style-name="P1" draw:layer="layout" svg:x1="11.16cm" svg:y1="8.62cm" svg:x2="11.16cm" svg:y2="6.267cm">
          <text:p/>
        </draw:line>
        <draw:line draw:style-name="gr3" draw:text-style-name="P1" draw:layer="layout" svg:x1="2.27cm" svg:y1="6.14cm" svg:x2="18.78cm" svg:y2="6.14cm">
          <text:p/>
        </draw:line>
        <draw:frame draw:style-name="gr4" draw:text-style-name="P2" draw:layer="layout" svg:width="1.679cm" svg:height="0.839cm" svg:x="2.624cm" svg:y="6.575cm">
          <draw:text-box>
            <text:p><text:span text:style-name="T1">1993</text:span></text:p>
          </draw:text-box>
        </draw:frame>
        <draw:custom-shape draw:style-name="gr5" draw:text-style-name="P1" draw:layer="layout" svg:width="0.508cm" svg:height="0.508cm" svg:x="5.19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4.518cm" svg:y="4.97cm">
          <draw:text-box>
            <text:p><text:span text:style-name="T1">1996</text:span></text:p>
          </draw:text-box>
        </draw:frame>
        <draw:custom-shape draw:style-name="gr6" draw:text-style-name="P1" draw:layer="layout" svg:width="0.508cm" svg:height="0.508cm" svg:x="10.90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9.074cm" svg:y="6.548cm">
          <draw:text-box>
            <text:p><text:span text:style-name="T1">2003</text:span></text:p>
          </draw:text-box>
        </draw:frame>
        <draw:custom-shape draw:style-name="gr5" draw:text-style-name="P1" draw:layer="layout" svg:width="0.508cm" svg:height="0.508cm" svg:x="15.992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15.351cm" svg:y="4.957cm">
          <draw:text-box>
            <text:p><text:span text:style-name="T1">2013</text:span></text:p>
          </draw:text-box>
        </draw:frame>
        <draw:frame draw:style-name="gr7" draw:layer="layout" svg:width="1.738cm" svg:height="0.962cm" svg:x="2.691cm" svg:y="3.854cm">
          <draw:text-box>
            <text:p>Idea</text:p>
          </draw:text-box>
        </draw:frame>
        <draw:frame draw:style-name="gr4" draw:layer="layout" svg:width="1.704cm" svg:height="0.962cm" svg:x="4.63cm" svg:y="7.664cm">
          <draw:text-box>
            <text:p>v1.0</text:p>
          </draw:text-box>
        </draw:frame>
        <draw:frame draw:style-name="gr4" draw:layer="layout" svg:width="1.704cm" svg:height="0.962cm" svg:x="8.947cm" svg:y="3.908cm">
          <draw:text-box>
            <text:p>v1.8</text:p>
          </draw:text-box>
        </draw:frame>
        <draw:line draw:style-name="gr1" draw:text-style-name="P1" draw:layer="layout" svg:x1="3.54cm" svg:y1="6.013cm" svg:x2="3.54cm" svg:y2="4.87cm">
          <text:p/>
        </draw:line>
        <draw:custom-shape draw:style-name="gr5" draw:text-style-name="P1" draw:layer="layout" svg:width="0.508cm" svg:height="0.508cm" svg:x="3.28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5.19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704cm" svg:height="0.962cm" svg:x="15.398cm" svg:y="7.678cm">
          <draw:text-box>
            <text:p>v2.0</text:p>
          </draw:text-box>
        </draw:frame>
        <draw:custom-shape draw:style-name="gr5" draw:text-style-name="P1" draw:layer="layout" svg:width="0.508cm" svg:height="0.508cm" svg:x="9.63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10.26cm" svg:y="4.924cm">
          <draw:text-box>
            <text:p><text:span text:style-name="T1">2005</text:span></text:p>
          </draw:text-box>
        </draw:frame>
        <draw:custom-shape draw:style-name="gr5" draw:text-style-name="P1" draw:layer="layout" svg:width="0.508cm" svg:height="0.508cm" svg:x="12.81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233cm" svg:height="0.962cm" svg:x="11.822cm" svg:y="3.908cm">
          <draw:text-box>
            <text:p>v1.8.7</text:p>
          </draw:text-box>
        </draw:frame>
        <draw:frame draw:style-name="gr4" draw:text-style-name="P2" draw:layer="layout" svg:width="1.679cm" svg:height="0.839cm" svg:x="12.176cm" svg:y="6.521cm">
          <draw:text-box>
            <text:p><text:span text:style-name="T1">2008</text:span></text:p>
          </draw:text-box>
        </draw:frame>
        <draw:path draw:style-name="gr8" draw:text-style-name="P1" draw:layer="layout" svg:width="0.993cm" svg:height="3.318cm" draw:transform="skewX (-0.0005235987755983) rotate (-1.58388629618485) translate (16.3778825382613cm 2.98714484059784cm)" svg:viewBox="0 0 994 3319" svg:d="m0 1795v-295c85-3 154-26 207-71s89-107 106-185c18-79 26-213 26-403s0-315 0-375c11-96 31-173 60-231s66-104 109-139 97-61 164-79c45-11 119-17 222-17h100v320h-52c-116 0-193 20-231 62s-56 133-56 276c0 289-7 471-21 547-21 118-58 209-111 273s-135 121-248 170c133 52 230 131 290 236 60 106 90 280 90 520 0 219 0 349 0 390 9 77 32 130 69 160s109 45 217 45h53v320h-99c-115 0-199-9-250-28-76-26-138-69-187-129s-82-135-97-226c-14-91-22-241-22-448s-8-352-26-432c-17-79-53-142-106-188s-122-71-207-73z">
          <text:p/>
        </draw:path>
        <draw:frame draw:style-name="gr9" draw:text-style-name="P1" draw:layer="layout" svg:width="2.694cm" svg:height="0.962cm" svg:x="13.292cm" svg:y="1.843cm">
          <draw:text-box>
            <text:p text:style-name="P1">5 years</text:p>
          </draw:text-box>
        </draw:frame>
        <draw:frame draw:style-name="gr10" draw:text-style-name="P1" draw:layer="layout" svg:width="2.539cm" svg:height="3.242cm" svg:x="9.89cm" svg:y="9.061cm">
          <draw:image xlink:href="Pictures/100002010000012C0000017F28D270B8.png" xlink:type="simple" xlink:show="embed" xlink:actuate="onLoad">
            <text:p/>
          </draw:image>
        </draw:frame>
      </draw:page>
      <draw:page draw:name="page2" draw:style-name="dp1" draw:master-page-name="Default">
        <draw:line draw:style-name="gr2" draw:text-style-name="P1" draw:layer="layout" svg:x1="6.842cm" svg:y1="8.66cm" svg:x2="6.842cm" svg:y2="6.247cm">
          <text:p/>
        </draw:line>
        <draw:line draw:style-name="gr1" draw:text-style-name="P1" draw:layer="layout" svg:x1="6.08cm" svg:y1="5.993cm" svg:x2="6.08cm" svg:y2="4.85cm">
          <text:p/>
        </draw:line>
        <draw:line draw:style-name="gr1" draw:text-style-name="P1" draw:layer="layout" svg:x1="15.605cm" svg:y1="7.35cm" svg:x2="15.605cm" svg:y2="6.207cm">
          <text:p/>
        </draw:line>
        <draw:line draw:style-name="gr1" draw:text-style-name="P1" draw:layer="layout" svg:x1="4.81cm" svg:y1="7.39cm" svg:x2="4.81cm" svg:y2="6.247cm">
          <text:p/>
        </draw:line>
        <draw:line draw:style-name="gr1" draw:text-style-name="P1" draw:layer="layout" svg:x1="12.43cm" svg:y1="5.953cm" svg:x2="12.43cm" svg:y2="4.81cm">
          <text:p/>
        </draw:line>
        <draw:line draw:style-name="gr11" draw:text-style-name="P1" draw:layer="layout" svg:x1="2.27cm" svg:y1="6.12cm" svg:x2="18.78cm" svg:y2="6.12cm">
          <text:p/>
        </draw:line>
        <draw:frame draw:style-name="gr4" draw:text-style-name="P2" draw:layer="layout" svg:width="1.679cm" svg:height="0.839cm" svg:x="2.524cm" svg:y="6.523cm">
          <draw:text-box>
            <text:p><text:span text:style-name="T1">1993</text:span></text:p>
          </draw:text-box>
        </draw:frame>
        <draw:frame draw:style-name="gr4" draw:text-style-name="P2" draw:layer="layout" svg:width="1.679cm" svg:height="0.839cm" svg:x="3.894cm" svg:y="5.022cm">
          <draw:text-box>
            <text:p><text:span text:style-name="T1">1995</text:span></text:p>
          </draw:text-box>
        </draw:frame>
        <draw:frame draw:style-name="gr4" draw:text-style-name="P2" draw:layer="layout" svg:width="1.679cm" svg:height="0.839cm" svg:x="11.603cm" svg:y="6.523cm">
          <draw:text-box>
            <text:p><text:span text:style-name="T1">2006</text:span></text:p>
          </draw:text-box>
        </draw:frame>
        <draw:frame draw:style-name="gr4" draw:text-style-name="P2" draw:layer="layout" svg:width="1.641cm" svg:height="0.839cm" svg:x="14.716cm" svg:y="5.022cm">
          <draw:text-box>
            <text:p><text:span text:style-name="T1">2011</text:span></text:p>
          </draw:text-box>
        </draw:frame>
        <draw:frame draw:style-name="gr7" draw:text-style-name="P3" draw:layer="layout" svg:width="1.704cm" svg:height="0.962cm" svg:x="2.591cm" svg:y="3.904cm">
          <draw:text-box>
            <text:p><text:span text:style-name="T2">v1.0</text:span></text:p>
          </draw:text-box>
        </draw:frame>
        <draw:frame draw:style-name="gr4" draw:text-style-name="P3" draw:layer="layout" svg:width="1.704cm" svg:height="0.962cm" svg:x="3.948cm" svg:y="7.6cm">
          <draw:text-box>
            <text:p><text:span text:style-name="T2">v2.1</text:span></text:p>
          </draw:text-box>
        </draw:frame>
        <draw:frame draw:style-name="gr4" draw:text-style-name="P3" draw:layer="layout" svg:width="1.704cm" svg:height="0.962cm" svg:x="11.488cm" svg:y="3.904cm">
          <draw:text-box>
            <text:p><text:span text:style-name="T2">v5.1</text:span></text:p>
          </draw:text-box>
        </draw:frame>
        <draw:line draw:style-name="gr1" draw:text-style-name="P1" draw:layer="layout" svg:x1="3.54cm" svg:y1="5.993cm" svg:x2="3.54cm" svg:y2="4.85cm">
          <text:p/>
        </draw:line>
        <draw:custom-shape draw:style-name="gr12" draw:text-style-name="P1" draw:layer="layout" svg:width="0.508cm" svg:height="0.508cm" svg:x="3.28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4.55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704cm" svg:height="0.962cm" svg:x="14.716cm" svg:y="7.6cm">
          <draw:text-box>
            <text:p><text:span text:style-name="T2">v5.2</text:span></text:p>
          </draw:text-box>
        </draw:frame>
        <draw:custom-shape draw:style-name="gr12" draw:text-style-name="P1" draw:layer="layout" svg:width="0.508cm" svg:height="0.508cm" svg:x="5.82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5.024cm" svg:y="6.523cm">
          <draw:text-box>
            <text:p><text:span text:style-name="T1">1997</text:span></text:p>
          </draw:text-box>
        </draw:frame>
        <draw:frame draw:style-name="gr7" draw:text-style-name="P3" draw:layer="layout" svg:width="1.704cm" svg:height="0.962cm" svg:x="5.138cm" svg:y="3.904cm">
          <draw:text-box>
            <text:p><text:span text:style-name="T2">v3.0</text:span></text:p>
          </draw:text-box>
        </draw:frame>
        <draw:line draw:style-name="gr1" draw:text-style-name="P1" draw:layer="layout" svg:x1="7.985cm" svg:y1="5.953cm" svg:x2="7.985cm" svg:y2="4.81cm">
          <text:p/>
        </draw:line>
        <draw:frame draw:style-name="gr7" draw:text-style-name="P3" draw:layer="layout" svg:width="1.704cm" svg:height="0.962cm" svg:x="7.043cm" svg:y="3.904cm">
          <draw:text-box>
            <text:p><text:span text:style-name="T2">v4.0</text:span></text:p>
          </draw:text-box>
        </draw:frame>
        <draw:custom-shape draw:style-name="gr12" draw:text-style-name="P1" draw:layer="layout" svg:width="0.508cm" svg:height="0.508cm" svg:x="7.731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2.17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9cm" svg:y1="7.35cm" svg:x2="9.89cm" svg:y2="6.207cm">
          <text:p/>
        </draw:line>
        <draw:frame draw:style-name="gr4" draw:text-style-name="P3" draw:layer="layout" svg:width="1.704cm" svg:height="0.962cm" svg:x="8.948cm" svg:y="7.6cm">
          <draw:text-box>
            <text:p><text:span text:style-name="T2">v5.0</text:span></text:p>
          </draw:text-box>
        </draw:frame>
        <draw:custom-shape draw:style-name="gr12" draw:text-style-name="P1" draw:layer="layout" svg:width="0.508cm" svg:height="0.508cm" svg:x="9.63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5.351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6.588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3.322cm" svg:height="4.178cm" svg:x="5.318cm" svg:y="9.014cm">
          <draw:image xlink:href="Pictures/1000000000000640000007DCFDB88014.jpg" xlink:type="simple" xlink:show="embed" xlink:actuate="onLoad">
            <text:p/>
          </draw:image>
        </draw:frame>
        <draw:frame draw:style-name="gr4" draw:text-style-name="P2" draw:layer="layout" svg:width="1.679cm" svg:height="0.839cm" svg:x="5.926cm" svg:y="5.022cm">
          <draw:text-box>
            <text:p><text:span text:style-name="T1">1998</text:span></text:p>
          </draw:text-box>
        </draw:frame>
        <draw:path draw:style-name="gr8" draw:text-style-name="P1" draw:layer="layout" svg:width="1.176cm" svg:height="4.189cm" draw:transform="skewX (-0.00279252680319093) rotate (-1.58528255958645) translate (16.5096276525279cm 2.80401734128379cm)" svg:viewBox="0 0 1177 4190" svg:d="m0 2266v-372c100-3 182-33 245-90s105-134 126-234c21-99 31-268 31-508 0-239 0-397 0-473 13-121 36-218 71-292s77-131 128-175 116-77 195-100c54-15 141-22 263-22h118v403h-61c-138 1-229 27-274 79s-67 169-67 349c0 365-8 595-24 691-25 149-69 263-132 344s-160 152-293 215c157 65 272 164 343 298s106 352 106 656c0 276 0 440 0 492 11 97 38 164 82 202s129 57 257 57h63v403l-117 1c-137 0-235-12-297-35-89-34-163-88-221-163s-97-170-114-285c-18-115-26-304-26-567s-11-443-31-544c-21-100-63-180-126-238s-145-89-245-92z">
          <text:p/>
        </draw:path>
        <draw:frame draw:style-name="gr9" draw:text-style-name="P1" draw:layer="layout" svg:width="2.694cm" svg:height="0.962cm" svg:x="12.992cm" svg:y="1.843cm">
          <draw:text-box>
            <text:p text:style-name="P1">6 years</text:p>
          </draw:text-box>
        </draw:frame>
        <draw:frame draw:style-name="gr4" draw:text-style-name="P2" draw:layer="layout" svg:width="1.679cm" svg:height="0.839cm" svg:x="8.973cm" svg:y="5.022cm">
          <draw:text-box>
            <text:p><text:span text:style-name="T1">2003</text:span></text:p>
          </draw:text-box>
        </draw:frame>
        <draw:frame draw:style-name="gr4" draw:text-style-name="P2" draw:layer="layout" svg:width="1.679cm" svg:height="0.839cm" svg:x="7.196cm" svg:y="6.523cm">
          <draw:text-box>
            <text:p><text:span text:style-name="T1">2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7:42:48</meta:creation-date>
    <dc:date>2014-01-26T23:12:06</dc:date>
    <meta:editing-duration>PT9M35S</meta:editing-duration>
    <meta:editing-cycles>3</meta:editing-cycles>
    <meta:generator>LibreOffice/4.0.5.2$MacOSX_x86 LibreOffice_project/5464147a081647a250913f19c0715bca595af2f</meta:generator>
    <meta:document-statistic meta:object-count="63"/>
  </office:meta>
</office:document-meta>
</file>